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ext-properties style:font-name="Courier New" fo:font-size="14pt" style:font-size-asian="14pt" style:font-size-complex="14pt"/>
    </style:style>
    <style:style style:name="ce21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6" style:family="table-cell" style:parent-style-name="Default">
      <style:text-properties style:font-name="Courier New" fo:font-size="14pt" style:font-size-asian="14pt" style:font-size-complex="14pt"/>
    </style:style>
    <style:style style:name="ce17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3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16"/>
        <table:table-column table:style-name="co27" table:default-cell-style-name="ce16"/>
        <table:table-column table:style-name="co3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5"/>
        <table:table-column table:style-name="co36" table:default-cell-style-name="ce16"/>
        <table:table-column table:style-name="co37" table:default-cell-style-name="ce16"/>
        <table:table-column table:style-name="co14" table:number-columns-repeated="16371" table:default-cell-style-name="ce16"/>
        <table:table-row table:style-name="ro1"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Context</text:p>
          </table:table-cell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Spell Casting Category</text:p>
          </table:table-cell>
          <table:table-cell table:style-name="ce9" office:value-type="string" calcext:value-type="string">
            <text:p>Magic Realm</text:p>
          </table:table-cell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enum</text:p>
          </table:table-cell>
          <table:table-cell table:style-name="ce9" office:value-type="string" calcext:value-type="string">
            <text:p>Spell Book Page Title</text:p>
          </table:table-cell>
          <table:table-cell table:style-name="ce9" office:value-type="string" calcext:value-type="string">
            <text:p>CP TP</text:p>
          </table:table-cell>
          <table:table-cell table:style-name="ce9" office:value-type="string" calcext:value-type="string">
            <text:p>NOTE</text:p>
          </table:table-cell>
          <table:table-cell table:style-name="ce9" office:value-type="string" calcext:value-type="string">
            <text:p>Target Type</text:p>
          </table:table-cell>
          <table:table-cell table:style-name="ce9" office:value-type="string" calcext:value-type="string">
            <text:p>Spell_Resistance_Modifier</text:p>
          </table:table-cell>
          <table:table-cell table:style-name="ce9" office:value-type="string" calcext:value-type="string">
            <text:p>Rarity</text:p>
          </table:table-cell>
          <table:table-cell table:style-name="ce9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15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7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7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7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7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7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7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17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7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7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7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7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7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7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7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5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7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7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5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7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5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7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7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1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7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7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7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7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7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7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7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7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7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7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7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7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17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7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7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7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7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7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7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7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7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7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7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17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7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7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7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7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7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7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7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7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17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7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7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7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7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7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7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17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7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7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7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7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7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7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7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7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7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7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7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7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7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7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7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7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7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7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7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7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7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7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7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7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7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7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7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7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7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7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7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7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10" office:value-type="string" calcext:value-type="string">
            <text:p>Healing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7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7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7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7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7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7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7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7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7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7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7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7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7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7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7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7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7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7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7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7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7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7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7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5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1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7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7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7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7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7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7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7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7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7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7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7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7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5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7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7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7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7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7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7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7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7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7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7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7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17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7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7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7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7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7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7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7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7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7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7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7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7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7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7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7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7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7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7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7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7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7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7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7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7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7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7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7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7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7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7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17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drake178 says this doesn’t actually work in combat</text:p>
          </table:table-cell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7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7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5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7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7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17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7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7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7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7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7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7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17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1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7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7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7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6"/>
        <table:table-column table:style-name="co18" table:default-cell-style-name="ce16"/>
        <table:table-column table:style-name="co3" table:number-columns-repeated="2" table:default-cell-style-name="ce16"/>
        <table:table-column table:style-name="co14" table:number-columns-repeated="16380" table:default-cell-style-name="ce16"/>
        <table:table-row table:style-name="ro1"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5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scc_Summoning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scc_Unit_Enchantment</text:p>
          </table:table-cell>
          <table:table-cell table:style-name="ce29" office:value-type="string" calcext:value-type="string">
            <text:p>1, 15</text:p>
          </table:table-cell>
          <table:table-cell table:style-name="ce29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<text:span text:style-name="T2">scc_</text:span>City_Enchantment_Positive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<text:span text:style-name="T2">scc_</text:span>City_Enchantment_Negativ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scc_Direct_Damage_Fixed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<text:span text:style-name="T2">scc_</text:span>Special_Spell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<text:span text:style-name="T2">scc_</text:span>Target_Wiz_Spell</text:p>
          </table:table-cell>
          <table:table-cell table:style-name="ce29" office:value-type="string" calcext:value-type="string">
            <text:p>6, 17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7" office:value-type="string" calcext:value-type="string">
            <text:p>scc_Global_Enchantment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<text:span text:style-name="T2">scc_</text:span>Battlefield_Spell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<text:span text:style-name="T2">scc_</text:span>Resistable_Spell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office:value-type="string" calcext:value-type="string">
            <text:p><text:span text:style-name="T2">scc_Unr</text:span>esistable_Spell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9"/>
          <table:table-cell table:style-name="ce29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office:value-type="string" calcext:value-type="string">
            <text:p><text:span text:style-name="T2">scc_</text:span>Mundane_Curse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9" office:value-type="string" calcext:value-type="string">
            <text:p>6, 17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7" office:value-type="string" calcext:value-type="string">
            <text:p><text:span text:style-name="T2">scc_</text:span>Dispels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7" office:value-type="string" calcext:value-type="string">
            <text:p><text:span text:style-name="T2">scc_</text:span>Disenchants</text:p>
          </table:table-cell>
          <table:table-cell table:number-columns-repeated="2" table:style-name="ce29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<text:span text:style-name="T2">scc_</text:span>Disjunctions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17" office:value-type="string" calcext:value-type="string">
            <text:p><text:span text:style-name="T2">scc_Combat_</text:span>Counter_Magic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17" office:value-type="string" calcext:value-type="string">
            <text:p>scc_Direct_Damage_Variable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table:style-name="ce17" office:value-type="string" calcext:value-type="string">
            <text:p><text:span text:style-name="T2">scc_Combat_</text:span>Banish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6"/>
        <table:table-column table:style-name="co19" table:default-cell-style-name="ce16"/>
        <table:table-column table:style-name="co14" table:number-columns-repeated="16382" table:default-cell-style-name="ce16"/>
        <table:table-row table:style-name="ro1">
          <table:table-cell table:style-name="ce9" office:value-type="string" calcext:value-type="string">
            <text:p>STT</text:p>
          </table:table-cell>
          <table:table-cell table:style-name="ce9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30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6T22:30:47.203000000</dc:date>
    <meta:editing-duration>P21DT5H17M8S</meta:editing-duration>
    <meta:editing-cycles>100</meta:editing-cycles>
    <meta:document-statistic meta:table-count="7" meta:cell-count="3884" meta:object-count="0"/>
  </office:meta>
</office:document-meta>
</file>